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8" style:family="table-column">
      <style:table-column-properties fo:break-before="auto" style:column-width="1.8854in"/>
    </style:style>
    <style:style style:name="co9" style:family="table-column">
      <style:table-column-properties fo:break-before="auto" style:column-width="1.5209in"/>
    </style:style>
    <style:style style:name="co10" style:family="table-column">
      <style:table-column-properties fo:break-before="auto" style:column-width="1.1772in"/>
    </style:style>
    <style:style style:name="co11" style:family="table-column">
      <style:table-column-properties fo:break-before="auto" style:column-width="1.052in"/>
    </style:style>
    <style:style style:name="co12" style:family="table-column">
      <style:table-column-properties fo:break-before="auto" style:column-width="1.75in"/>
    </style:style>
    <style:style style:name="co13" style:family="table-column">
      <style:table-column-properties fo:break-before="auto" style:column-width="1.1146in"/>
    </style:style>
    <style:style style:name="co14" style:family="table-column">
      <style:table-column-properties fo:break-before="auto" style:column-width="1.3543in"/>
    </style:style>
    <style:style style:name="co4" style:family="table-column">
      <style:table-column-properties fo:break-before="auto" style:column-width="0.6665in"/>
    </style:style>
    <style:style style:name="co16" style:family="table-column">
      <style:table-column-properties fo:break-before="auto" style:column-width="0.9689in"/>
    </style:style>
    <style:style style:name="co17" style:family="table-column">
      <style:table-column-properties fo:break-before="auto" style:column-width="0.802in"/>
    </style:style>
    <style:style style:name="co18" style:family="table-column">
      <style:table-column-properties fo:break-before="auto" style:column-width="0.8752in"/>
    </style:style>
    <style:style style:name="co19" style:family="table-column">
      <style:table-column-properties fo:break-before="auto" style:column-width="0.7398in"/>
    </style:style>
    <style:style style:name="co20" style:family="table-column">
      <style:table-column-properties fo:break-before="auto" style:column-width="0.7291in"/>
    </style:style>
    <style:style style:name="co21" style:family="table-column">
      <style:table-column-properties fo:break-before="auto" style:column-width="0.7709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4" style:family="table-cell" style:parent-style-name="Default" style:data-style-name="N0"/>
    <style:style style:name="ce2" style:family="table-cell" style:parent-style-name="Default" style:data-style-name="N0">
      <style:table-cell-properties fo:background-color="#92d050"/>
    </style:style>
    <style:style style:name="ce5" style:family="table-cell" style:parent-style-name="Default" style:data-style-name="N0"/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table:table-column table:style-name="co16" table:default-cell-style-name="ce5"/>
        <table:table-column table:style-name="co17" table:default-cell-style-name="ce5"/>
        <table:table-column table:style-name="co18" table:default-cell-style-name="ce5"/>
        <table:table-column table:style-name="co4" table:default-cell-style-name="ce5"/>
        <table:table-column table:style-name="co19" table:default-cell-style-name="ce5"/>
        <table:table-column table:style-name="co20" table:default-cell-style-name="ce5"/>
        <table:table-column table:style-name="co21" table:default-cell-style-name="ce5"/>
        <table:table-column table:style-name="co4" table:number-columns-repeated="1017" table:default-cell-style-name="ce5"/>
        <table:table-row table:style-name="ro1">
          <table:table-cell table:style-name="ce2" office:value-type="string" calcext:value-type="string">
            <text:p>Mise</text:p>
          </table:table-cell>
          <table:table-cell table:style-name="ce2" office:value-type="string" calcext:value-type="string">
            <text:p>Preneur</text:p>
          </table:table-cell>
          <table:table-cell table:style-name="ce2" office:value-type="string" calcext:value-type="string">
            <text:p>Partenaire</text:p>
          </table:table-cell>
          <table:table-cell table:style-name="ce2" office:value-type="string" calcext:value-type="string">
            <text:p>Roi</text:p>
          </table:table-cell>
          <table:table-cell table:style-name="ce2" office:value-type="string" calcext:value-type="string">
            <text:p>Opp1</text:p>
          </table:table-cell>
          <table:table-cell table:style-name="ce2" office:value-type="string" calcext:value-type="string">
            <text:p>Opp2</text:p>
          </table:table-cell>
          <table:table-cell table:style-name="ce2" office:value-type="string" calcext:value-type="string">
            <text:p>Opp3</text:p>
          </table:table-cell>
          <table:table-cell table:style-name="ce2" office:value-type="string" calcext:value-type="string">
            <text:p>Opp4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Excuse</text:p>
          </table:table-cell>
          <table:table-cell table:style-name="ce2" office:value-type="string" calcext:value-type="string">
            <text:p>Résultat</text:p>
          </table:table-cell>
          <table:table-cell table:style-name="ce2" office:value-type="string" calcext:value-type="string">
            <text:p>PTB</text:p>
          </table:table-cell>
          <table:table-cell table:style-name="ce2" office:value-type="string" calcext:value-type="string">
            <text:p>Poignée</text:p>
          </table:table-cell>
          <table:table-cell table:style-name="ce2" office:value-type="string" calcext:value-type="string">
            <text:p>SA</text:p>
          </table:table-cell>
          <table:table-cell table:style-name="ce2" office:value-type="string" calcext:value-type="string">
            <text:p>ST</text:p>
          </table:table-cell>
          <table:table-cell table:style-name="ce2" office:value-type="string" calcext:value-type="string">
            <text:p>Chelem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.5" calcext:value-type="float">
            <text:p>9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.5" calcext:value-type="float">
            <text:p>-3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1.5" calcext:value-type="float">
            <text:p>21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.5" calcext:value-type="float">
            <text:p>15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4.5" calcext:value-type="float">
            <text:p>-4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</text:p>
          </table:table-cell>
          <table:table-cell table:number-columns-repeated="3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9.5" calcext:value-type="float">
            <text:p>49.5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9.5" calcext:value-type="float">
            <text:p>-29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.5" calcext:value-type="float">
            <text:p>23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.5" calcext:value-type="float">
            <text:p>15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5.5" calcext:value-type="float">
            <text:p>15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5" calcext:value-type="float">
            <text:p>12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7.5" calcext:value-type="float">
            <text:p>-7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3" calcext:value-type="float">
            <text:p>-23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27.5" calcext:value-type="float">
            <text:p>-27.5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Helois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Helois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7.5" calcext:value-type="float">
            <text:p>-17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9" calcext:value-type="float">
            <text:p>-19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4.5" calcext:value-type="float">
            <text:p>14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3.5" calcext:value-type="float">
            <text:p>-33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.5" calcext:value-type="float">
            <text:p>14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.5" calcext:value-type="float">
            <text:p>20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4" calcext:value-type="float">
            <text:p>-4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1" calcext:value-type="float">
            <text:p>-11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1.5" calcext:value-type="float">
            <text:p>21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.5" calcext:value-type="float">
            <text:p>19.5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2.5" calcext:value-type="float">
            <text:p>-22.5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3.5" calcext:value-type="float">
            <text:p>-13.5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4.5" calcext:value-type="float">
            <text:p>-4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.5" calcext:value-type="float">
            <text:p>-1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3.5" calcext:value-type="float">
            <text:p>-3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.5" calcext:value-type="float">
            <text:p>31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.5" calcext:value-type="float">
            <text:p>-1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.5" calcext:value-type="float">
            <text:p>10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.5" calcext:value-type="float">
            <text:p>16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4" calcext:value-type="float">
            <text:p>-14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0.5" calcext:value-type="float">
            <text:p>-30.5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" calcext:value-type="float">
            <text:p>-12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5.5" calcext:value-type="float">
            <text:p>25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3.5" calcext:value-type="float">
            <text:p>2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.5" calcext:value-type="float">
            <text:p>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.5" calcext:value-type="float">
            <text:p>2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5.5" calcext:value-type="float">
            <text:p>-1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0.5" calcext:value-type="float">
            <text:p>-1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4" calcext:value-type="float">
            <text:p>-1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.5" calcext:value-type="float">
            <text:p>19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7.5" calcext:value-type="float">
            <text:p>-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.5" calcext:value-type="float">
            <text:p>2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42" calcext:value-type="float">
            <text:p>-4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5.5" calcext:value-type="float">
            <text:p>-1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8" calcext:value-type="float">
            <text:p>-2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0" calcext:value-type="float">
            <text:p>-1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.5" calcext:value-type="float">
            <text:p>-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.5" calcext:value-type="float">
            <text:p>2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.5" calcext:value-type="float">
            <text:p>1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5" calcext:value-type="float">
            <text:p>-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7" calcext:value-type="float">
            <text:p>-17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2.5" calcext:value-type="float">
            <text:p>2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.5" calcext:value-type="float">
            <text:p>1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5" calcext:value-type="float">
            <text:p>4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.5" calcext:value-type="float">
            <text:p>-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5" calcext:value-type="float">
            <text:p>-0.5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.5" calcext:value-type="float">
            <text:p>14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2.5" calcext:value-type="float">
            <text:p>-2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6.5" calcext:value-type="float">
            <text:p>-26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5" calcext:value-type="float">
            <text:p>-1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5" calcext:value-type="float">
            <text:p>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.5" calcext:value-type="float">
            <text:p>1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.5" calcext:value-type="float">
            <text:p>1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8.5" calcext:value-type="float">
            <text:p>-8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8" calcext:value-type="float">
            <text:p>-2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To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3.5" calcext:value-type="float">
            <text:p>-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.5" calcext:value-type="float">
            <text:p>20.5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.5" calcext:value-type="float">
            <text:p>2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6" calcext:value-type="float">
            <text:p>-1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5" calcext:value-type="float">
            <text:p>1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3.5" calcext:value-type="float">
            <text:p>-3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.5" calcext:value-type="float">
            <text:p>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2.5" calcext:value-type="float">
            <text:p>3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4.5" calcext:value-type="float">
            <text:p>34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.5" calcext:value-type="float">
            <text:p>2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4" calcext:value-type="float">
            <text:p>-1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5.5" calcext:value-type="float">
            <text:p>-5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oeur 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.5" calcext:value-type="float">
            <text:p>1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oeur 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.5" calcext:value-type="float">
            <text:p>1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 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9" calcext:value-type="float">
            <text:p>-9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.5" calcext:value-type="float">
            <text:p>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3.5" calcext:value-type="float">
            <text:p>2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.5" calcext:value-type="float">
            <text:p>2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.5" calcext:value-type="float">
            <text:p>-12.5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0.5" calcext:value-type="float">
            <text:p>-1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9.5" calcext:value-type="float">
            <text:p>-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21.5" calcext:value-type="float">
            <text:p>-2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4" calcext:value-type="float">
            <text:p>-1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8" calcext:value-type="float">
            <text:p>-1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.5" calcext:value-type="float">
            <text:p>-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1.5" calcext:value-type="float">
            <text:p>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7.5" calcext:value-type="float">
            <text:p>-17.5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.5" calcext:value-type="float">
            <text:p>22.5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3.5" calcext:value-type="float">
            <text:p>-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.5" calcext:value-type="float">
            <text:p>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7" calcext:value-type="float">
            <text:p>-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5" calcext:value-type="float">
            <text:p>3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.5" calcext:value-type="float">
            <text:p>11.5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.5" calcext:value-type="float">
            <text:p>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Helois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1.5" calcext:value-type="float">
            <text:p>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.5" calcext:value-type="float">
            <text:p>2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9.5" calcext:value-type="float">
            <text:p>-1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" calcext:value-type="float">
            <text:p>-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.5" calcext:value-type="float">
            <text:p>1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5.5" calcext:value-type="float">
            <text:p>-2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.5" calcext:value-type="float">
            <text:p>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.5" calcext:value-type="float">
            <text:p>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6.5" calcext:value-type="float">
            <text:p>-1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9" calcext:value-type="float">
            <text:p>-9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.5" calcext:value-type="float">
            <text:p>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.5" calcext:value-type="float">
            <text:p>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8.5" calcext:value-type="float">
            <text:p>-8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.5" calcext:value-type="float">
            <text:p>2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5" calcext:value-type="float">
            <text:p>-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2.5" calcext:value-type="float">
            <text:p>-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.5" calcext:value-type="float">
            <text:p>-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.5" calcext:value-type="float">
            <text:p>2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1" calcext:value-type="float">
            <text:p>-2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.5" calcext:value-type="float">
            <text:p>3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.5" calcext:value-type="float">
            <text:p>-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.5" calcext:value-type="float">
            <text:p>14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0.5" calcext:value-type="float">
            <text:p>-3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1.5" calcext:value-type="float">
            <text:p>-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.5" calcext:value-type="float">
            <text:p>2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5.5" calcext:value-type="float">
            <text:p>-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.5" calcext:value-type="float">
            <text:p>1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2.5" calcext:value-type="float">
            <text:p>2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7.5" calcext:value-type="float">
            <text:p>-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22.5" calcext:value-type="float">
            <text:p>-2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1.5" calcext:value-type="float">
            <text:p>21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6.5" calcext:value-type="float">
            <text:p>-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38" calcext:value-type="float">
            <text:p>-3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.5" calcext:value-type="float">
            <text:p>17.5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.5" calcext:value-type="float">
            <text:p>1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4.5" calcext:value-type="float">
            <text:p>-14.5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0" calcext:value-type="float">
            <text:p>-2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.5" calcext:value-type="float">
            <text:p>1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.5" calcext:value-type="float">
            <text:p>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5" calcext:value-type="float">
            <text:p>-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5" calcext:value-type="float">
            <text:p>-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9.5" calcext:value-type="float">
            <text:p>29.5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5.5" calcext:value-type="float">
            <text:p>-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" calcext:value-type="float">
            <text:p>-2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.5" calcext:value-type="float">
            <text:p>2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4" calcext:value-type="float">
            <text:p>-1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5" calcext:value-type="float">
            <text:p>29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6.5" calcext:value-type="float">
            <text:p>2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0.5" calcext:value-type="float">
            <text:p>20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8.5" calcext:value-type="float">
            <text:p>-18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6" calcext:value-type="float">
            <text:p>-16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4" calcext:value-type="float">
            <text:p>-1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lexi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.5" calcext:value-type="float">
            <text:p>13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8" calcext:value-type="float">
            <text:p>-1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.5" calcext:value-type="float">
            <text:p>3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.5" calcext:value-type="float">
            <text:p>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4" calcext:value-type="float">
            <text:p>-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5.5" calcext:value-type="float">
            <text:p>2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0.5" calcext:value-type="float">
            <text:p>-2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5.5" calcext:value-type="float">
            <text:p>-1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.5" calcext:value-type="float">
            <text:p>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Enz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4.5" calcext:value-type="float">
            <text:p>-4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5.5" calcext:value-type="float">
            <text:p>-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5.5" calcext:value-type="float">
            <text:p>25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.5" calcext:value-type="float">
            <text:p>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1" calcext:value-type="float">
            <text:p>-2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1.5" calcext:value-type="float">
            <text:p>2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7" calcext:value-type="float">
            <text:p>-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.5" calcext:value-type="float">
            <text:p>14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.5" calcext:value-type="float">
            <text:p>18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G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9.5" calcext:value-type="float">
            <text:p>29.5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G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0.5" calcext:value-type="float">
            <text:p>3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.5" calcext:value-type="float">
            <text:p>1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4" calcext:value-type="float">
            <text:p>-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SP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8.5" calcext:value-type="float">
            <text:p>-8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0" calcext:value-type="float">
            <text:p>-2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.5" calcext:value-type="float">
            <text:p>2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2" calcext:value-type="float">
            <text:p>-1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style-name="Default" office:value-type="string" calcext:value-type="string">
            <text:p>X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6.5" calcext:value-type="float">
            <text:p>-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5.5" calcext:value-type="float">
            <text:p>-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5.5" calcext:value-type="float">
            <text:p>25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9.5" calcext:value-type="float">
            <text:p>-9.5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5" calcext:value-type="float">
            <text:p>-1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.5" calcext:value-type="float">
            <text:p>-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.5" calcext:value-type="float">
            <text:p>1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.5" calcext:value-type="float">
            <text:p>1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 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.5" calcext:value-type="float">
            <text:p>1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4.5" calcext:value-type="float">
            <text:p>-4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" calcext:value-type="float">
            <text:p>-21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.5" calcext:value-type="float">
            <text:p>14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.5" calcext:value-type="float">
            <text:p>1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.5" calcext:value-type="float">
            <text:p>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20" calcext:value-type="float">
            <text:p>-2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8.5" calcext:value-type="float">
            <text:p>28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.5" calcext:value-type="float">
            <text:p>-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.5" calcext:value-type="float">
            <text:p>1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Helois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0" calcext:value-type="float">
            <text:p>-1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8.5" calcext:value-type="float">
            <text:p>28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3.5" calcext:value-type="float">
            <text:p>-1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table:style-name="Default"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.5" calcext:value-type="float">
            <text:p>-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5.5" calcext:value-type="float">
            <text:p>-15.5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32.5" calcext:value-type="float">
            <text:p>-3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7.5" calcext:value-type="float">
            <text:p>2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-0.5" calcext:value-type="float">
            <text:p>-0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5" calcext:value-type="float">
            <text:p>3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.5" calcext:value-type="float">
            <text:p>24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9" calcext:value-type="float">
            <text:p>-9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9" calcext:value-type="float">
            <text:p>-19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om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5.5" calcext:value-type="float">
            <text:p>-1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0.5" calcext:value-type="float">
            <text:p>-1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9" calcext:value-type="float">
            <text:p>-19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olin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8" calcext:value-type="float">
            <text:p>-1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2.5" calcext:value-type="float">
            <text:p>2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2.5" calcext:value-type="float">
            <text:p>-1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0.5" calcext:value-type="float">
            <text:p>3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.5" calcext:value-type="float">
            <text:p>40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.5" calcext:value-type="float">
            <text:p>11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" calcext:value-type="float">
            <text:p>-1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5" calcext:value-type="float">
            <text:p>-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5.5" calcext:value-type="float">
            <text:p>-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7" calcext:value-type="float">
            <text:p>-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5" calcext:value-type="float">
            <text:p>-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2" calcext:value-type="float">
            <text:p>-1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2.5" calcext:value-type="float">
            <text:p>-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1.5" calcext:value-type="float">
            <text:p>-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.5" calcext:value-type="float">
            <text:p>1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2" calcext:value-type="float">
            <text:p>-1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" calcext:value-type="float">
            <text:p>-1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4.5" calcext:value-type="float">
            <text:p>24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.5" calcext:value-type="float">
            <text:p>-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.5" calcext:value-type="float">
            <text:p>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.5" calcext:value-type="float">
            <text:p>1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8.5" calcext:value-type="float">
            <text:p>38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5.5" calcext:value-type="float">
            <text:p>1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7.5" calcext:value-type="float">
            <text:p>-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.5" calcext:value-type="float">
            <text:p>1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.5" calcext:value-type="float">
            <text:p>1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8.5" calcext:value-type="float">
            <text:p>28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3.5" calcext:value-type="float">
            <text:p>-1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5.5" calcext:value-type="float">
            <text:p>-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0.5" calcext:value-type="float">
            <text:p>-3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2.5" calcext:value-type="float">
            <text:p>-1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Rémi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2" calcext:value-type="float">
            <text:p>-1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.5" calcext:value-type="float">
            <text:p>15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.5" calcext:value-type="float">
            <text:p>7.5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.5" calcext:value-type="float">
            <text:p>-1.5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0.5" calcext:value-type="float">
            <text:p>-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5" calcext:value-type="float">
            <text:p>-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0" calcext:value-type="float">
            <text:p>-3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Guillau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.5" calcext:value-type="float">
            <text:p>21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Guillau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8.5" calcext:value-type="float">
            <text:p>-18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Guillau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Guillaum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2.5" calcext:value-type="float">
            <text:p>4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2.5" calcext:value-type="float">
            <text:p>22.5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Guillau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5" calcext:value-type="float">
            <text:p>-1.5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6.5" calcext:value-type="float">
            <text:p>2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Guillau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1.5" calcext:value-type="float">
            <text:p>-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Guillau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2.5" calcext:value-type="float">
            <text:p>4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0.5" calcext:value-type="float">
            <text:p>-2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" calcext:value-type="float">
            <text:p>6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26" calcext:value-type="float">
            <text:p>-26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8.5" calcext:value-type="float">
            <text:p>8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9.5" calcext:value-type="float">
            <text:p>9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2.5" calcext:value-type="float">
            <text:p>-2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3.5" calcext:value-type="float">
            <text:p>13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0.5" calcext:value-type="float">
            <text:p>-0.5</text:p>
          </table:table-cell>
          <table:table-cell table:number-columns-repeated="2" table:style-name="Default" office:value-type="string" calcext:value-type="string">
            <text:p>X</text:p>
          </table:table-cell>
          <table:table-cell table:style-name="Default" office:value-type="string" calcext:value-type="string">
            <text:p>O</text:p>
          </table:table-cell>
          <table:table-cell table:number-columns-repeated="2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27.5" calcext:value-type="float">
            <text:p>27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3.5" calcext:value-type="float">
            <text:p>13.5</text:p>
          </table:table-cell>
          <table:table-cell table:style-name="Default" office:value-type="string" calcext:value-type="string">
            <text:p>P</text:p>
          </table:table-cell>
          <table:table-cell table:number-columns-repeated="4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4.5" calcext:value-type="float">
            <text:p>24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Pouss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12" calcext:value-type="float">
            <text:p>-12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8" calcext:value-type="float">
            <text:p>-8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4" calcext:value-type="float">
            <text:p>-4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Contr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3" table:style-name="Default" office:value-type="string" calcext:value-type="string">
            <text:p>X</text:p>
          </table:table-cell>
          <table:table-cell table:style-name="Default" office:value-type="string" calcext:value-type="string">
            <text:p>O</text:p>
          </table:table-cell>
          <table:table-cell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-9" calcext:value-type="float">
            <text:p>-9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 table:number-rows-repeated="10480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column table:style-name="co13" table:default-cell-style-name="ce5"/>
        <table:table-column table:style-name="co14" table:default-cell-style-name="ce5"/>
        <table:table-column table:style-name="co4" table:number-columns-repeated="1017" table:default-cell-style-name="ce5"/>
        <table:table-row table:style-name="ro1">
          <table:table-cell office:value-type="string" calcext:value-type="string">
            <text:p>TOUT EST EN POV PRENEUR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PTB (petit au bout)</text:p>
          </table:table-cell>
          <table:table-cell office:value-type="string" calcext:value-type="string">
            <text:p>Poignée</text:p>
          </table:table-cell>
          <table:table-cell office:value-type="string" calcext:value-type="string">
            <text:p>SA (sans atouts)</text:p>
          </table:table-cell>
          <table:table-cell office:value-type="string" calcext:value-type="string">
            <text:p>ST (sans têtes)</text:p>
          </table:table-cell>
          <table:table-cell office:value-type="string" calcext:value-type="string">
            <text:p>Chelem</text:p>
          </table:table-cell>
          <table:table-cell office:value-type="string" calcext:value-type="string">
            <text:p>Opp4</text:p>
          </table:table-cell>
          <table:table-cell office:value-type="string" calcext:value-type="string">
            <text:p>Partenai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 (gagné)</text:p>
          </table:table-cell>
          <table:table-cell office:value-type="string" calcext:value-type="string">
            <text:p>SG (simple gagné)</text:p>
          </table:table-cell>
          <table:table-cell table:number-columns-repeated="2" office:value-type="string" calcext:value-type="string">
            <text:p>P (preneur)</text:p>
          </table:table-cell>
          <table:table-cell office:value-type="string" calcext:value-type="string">
            <text:p>GA (gagné annoncé)</text:p>
          </table:table-cell>
          <table:table-cell office:value-type="string" calcext:value-type="string">
            <text:p>Nom (si 1v4)</text:p>
          </table:table-cell>
          <table:table-cell office:value-type="string" calcext:value-type="string">
            <text:p>Nom (cas classique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 (perdu)</text:p>
          </table:table-cell>
          <table:table-cell office:value-type="string" calcext:value-type="string">
            <text:p>SP (simple perdu)</text:p>
          </table:table-cell>
          <table:table-cell table:number-columns-repeated="2" office:value-type="string" calcext:value-type="string">
            <text:p>O (opposition)</text:p>
          </table:table-cell>
          <table:table-cell office:value-type="string" calcext:value-type="string">
            <text:p>G (gagné sans annonce)</text:p>
          </table:table-cell>
          <table:table-cell office:value-type="string" calcext:value-type="string">
            <text:p>X (cas classique)</text:p>
          </table:table-cell>
          <table:table-cell office:value-type="string" calcext:value-type="string">
            <text:p>X (si 1v4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 (pas de PTB)</text:p>
          </table:table-cell>
          <table:table-cell office:value-type="string" calcext:value-type="string">
            <text:p>DG (double gagné)</text:p>
          </table:table-cell>
          <table:table-cell office:value-type="string" calcext:value-type="string">
            <text:p>X (pas de SA)</text:p>
          </table:table-cell>
          <table:table-cell office:value-type="string" calcext:value-type="string">
            <text:p>X (pas de ST)</text:p>
          </table:table-cell>
          <table:table-cell office:value-type="string" calcext:value-type="string">
            <text:p>P (perdu)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DP (double perdu)</text:p>
          </table:table-cell>
          <table:table-cell table:number-columns-repeated="2"/>
          <table:table-cell office:value-type="string" calcext:value-type="string">
            <text:p>X (pas de Chelem)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TG (triple gagné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P (triple perdu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X (pas de poignée)</text:p>
          </table:table-cell>
          <table:table-cell table:number-columns-repeated="1022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4P0" style:volatile="true">
      <number:number number:decimal-places="0" loext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2" loext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6P2" style:volatile="true">
      <loext:text> </loext:text>
      <loext:fill-character> </loext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loext:fill-character> </loext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3in" fo:margin-bottom="0.3in" fo:margin-left="0.7in" fo:margin-right="0.7in" style:print-page-order="ttb" style:first-page-number="continue" style:scale-to="100%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07">00/00/0000</text:date>, <text:time style:data-style-name="N2" text:time-value="14:06:05.33782253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initial-creator>Killian FORMICA</meta:initial-creator>
    <meta:creation-date>2023-04-21T08:09:14Z</meta:creation-date>
    <dc:date>2023-07-07T14:06:40.326812056</dc:date>
    <meta:editing-duration>PT4H43S</meta:editing-duration>
    <meta:editing-cycles>49</meta:editing-cycles>
    <meta:document-statistic meta:table-count="2" meta:cell-count="9144" meta:object-count="0"/>
    <meta:user-defined meta:name="MSIP_Label_cf8c7287-838c-46dd-b281-b1140229e67a_ActionId">f39907d2-c393-4778-b94b-68c7072372b5</meta:user-defined>
    <meta:user-defined meta:name="MSIP_Label_cf8c7287-838c-46dd-b281-b1140229e67a_ContentBits">0</meta:user-defined>
    <meta:user-defined meta:name="MSIP_Label_cf8c7287-838c-46dd-b281-b1140229e67a_Enabled">true</meta:user-defined>
    <meta:user-defined meta:name="MSIP_Label_cf8c7287-838c-46dd-b281-b1140229e67a_Method">Privileged</meta:user-defined>
    <meta:user-defined meta:name="MSIP_Label_cf8c7287-838c-46dd-b281-b1140229e67a_Name" meta:value-type="string">cf8c7287-838c-46dd-b281-b1140229e67a</meta:user-defined>
    <meta:user-defined meta:name="MSIP_Label_cf8c7287-838c-46dd-b281-b1140229e67a_SetDate" meta:value-type="string">2023-04-21T12:57:47Z</meta:user-defined>
    <meta:user-defined meta:name="MSIP_Label_cf8c7287-838c-46dd-b281-b1140229e67a_SiteId" meta:value-type="string">75e027c9-20d5-47d5-b82f-77d7cd041e8f</meta:user-defined>
  </office:meta>
</office:document-meta>
</file>